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680c" officeooo:paragraph-rsid="0019680c"/>
    </style:style>
    <style:style style:name="P2" style:family="paragraph" style:parent-style-name="Standard">
      <style:text-properties officeooo:rsid="001bd6c1" officeooo:paragraph-rsid="001bd6c1"/>
    </style:style>
    <style:style style:name="P3" style:family="paragraph" style:parent-style-name="Standard">
      <style:text-properties officeooo:rsid="001e6afa" officeooo:paragraph-rsid="001e6afa"/>
    </style:style>
    <style:style style:name="P4" style:family="paragraph" style:parent-style-name="Standard" style:list-style-name="L1">
      <style:text-properties officeooo:rsid="001a05ed" officeooo:paragraph-rsid="001a05ed"/>
    </style:style>
    <style:style style:name="P5" style:family="paragraph" style:parent-style-name="Standard" style:list-style-name="L1">
      <style:text-properties officeooo:rsid="001bd6c1" officeooo:paragraph-rsid="001bd6c1"/>
    </style:style>
    <style:style style:name="P6" style:family="paragraph" style:parent-style-name="Standard" style:list-style-name="L2">
      <style:text-properties officeooo:rsid="001bd6c1" officeooo:paragraph-rsid="001bd6c1"/>
    </style:style>
    <style:style style:name="P7" style:family="paragraph" style:parent-style-name="Standard" style:list-style-name="L2">
      <style:text-properties officeooo:rsid="001ce276" officeooo:paragraph-rsid="001ce276"/>
    </style:style>
    <style:style style:name="P8" style:family="paragraph" style:parent-style-name="Standard" style:list-style-name="L2">
      <style:text-properties officeooo:rsid="001e6afa" officeooo:paragraph-rsid="001ce276"/>
    </style:style>
    <style:style style:name="P9" style:family="paragraph" style:parent-style-name="Standard" style:list-style-name="L2">
      <style:text-properties officeooo:rsid="001e6afa" officeooo:paragraph-rsid="001e6afa"/>
    </style:style>
    <style:style style:name="P10" style:family="paragraph" style:parent-style-name="Standard" style:list-style-name="L2">
      <style:text-properties officeooo:rsid="001e9d33" officeooo:paragraph-rsid="001e9d33"/>
    </style:style>
    <style:style style:name="T1" style:family="text">
      <style:text-properties officeooo:rsid="001a05ed"/>
    </style:style>
    <style:style style:name="T2" style:family="text">
      <style:text-properties officeooo:rsid="001ce2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15 <text:span text:style-name="T1">Hohenlimburg → Hengstey</text:span></text:p>
      <text:p text:style-name="P1"/>
      <text:list xml:id="list3433145607" text:style-name="L1">
        <text:list-item>
          <text:p text:style-name="P4">rechts → Grünrockstraße</text:p>
        </text:list-item>
        <text:list-item>
          <text:p text:style-name="P4">Ampel links → Hagen</text:p>
        </text:list-item>
        <text:list-item>
          <text:p text:style-name="P4">Ampel Hausemann &amp; Mager gerade aus</text:p>
        </text:list-item>
        <text:list-item>
          <text:p text:style-name="P4">nach HST Heidnocken rechts → HA-Herbeck</text:p>
        </text:list-item>
        <text:list-item>
          <text:p text:style-name="P4">Ende links → Dolomitstraße</text:p>
        </text:list-item>
        <text:list-item>
          <text:p text:style-name="P4">nach HST Lange Eck links → Halden</text:p>
        </text:list-item>
        <text:list-item>
          <text:p text:style-name="P4">nach HST Sauerlandstraße rechts → Sauerlandstraße</text:p>
        </text:list-item>
        <text:list-item>
          <text:p text:style-name="P4">nach HST im alten Holz rechts → Westfalia</text:p>
        </text:list-item>
        <text:list-item>
          <text:p text:style-name="P4">nächste Ampel links → Lennetal-Süd</text:p>
        </text:list-item>
        <text:list-item>
          <text:p text:style-name="P4">nach HST Werkzeugstraße links → Werkzeugstraße</text:p>
        </text:list-item>
        <text:list-item>
          <text:p text:style-name="P4">Ende links → Röhrenspring</text:p>
        </text:list-item>
        <text:list-item>
          <text:p text:style-name="P4">Ende rechts → Sauerlandstraße</text:p>
        </text:list-item>
        <text:list-item>
          <text:p text:style-name="P4">Kreisel 3. links</text:p>
        </text:list-item>
        <text:list-item>
          <text:p text:style-name="P4">Ampel Loxbaum links</text:p>
        </text:list-item>
        <text:list-item>
          <text:p text:style-name="P4">Ampel Star-Tankstelle rechts</text:p>
        </text:list-item>
        <text:list-item>
          <text:p text:style-name="P4">nach HST Bülowstraße rechts (Stadtbäckerei)</text:p>
        </text:list-item>
        <text:list-item>
          <text:p text:style-name="P5">Ampel Esso links</text:p>
        </text:list-item>
        <text:list-item>
          <text:p text:style-name="P5">→ Innenstadt</text:p>
        </text:list-item>
        <text:list-item>
          <text:p text:style-name="P5">links → Volkspark</text:p>
        </text:list-item>
        <text:list-item>
          <text:p text:style-name="P5">→ BHF Hagen</text:p>
        </text:list-item>
        <text:list-item>
          <text:p text:style-name="P5">Ampel Altenhagener Brücke (Günlük Taze) links</text:p>
        </text:list-item>
        <text:list-item>
          <text:p text:style-name="P5">unter der Brücke rechts → Spielhalle</text:p>
        </text:list-item>
        <text:list-item>
          <text:p text:style-name="P5">Ampel links → Friedhof Altenhagen</text:p>
        </text:list-item>
        <text:list-item>
          <text:p text:style-name="P5">Ampel HST Alexanderstraße links → Brücke</text:p>
        </text:list-item>
        <text:list-item>
          <text:p text:style-name="P5">nach HST HEB rechts → Busweg Car Glass</text:p>
        </text:list-item>
        <text:list-item>
          <text:p text:style-name="P5">Ampel IVECO rechts → Schwerter Straße/Schwerte</text:p>
        </text:list-item>
        <text:list-item>
          <text:p text:style-name="P5">Ampel nach HST Eckeseyer Straße links → Niedernhofstraße (LIDL)</text:p>
        </text:list-item>
        <text:list-item>
          <text:p text:style-name="P5">rechts → HST Turmstraße</text:p>
        </text:list-item>
        <text:list-item>
          <text:p text:style-name="P5">Kreisel 3. → Boele</text:p>
        </text:list-item>
        <text:list-item>
          <text:p text:style-name="P5">Ampel Boele Markt links</text:p>
        </text:list-item>
        <text:list-item>
          <text:p text:style-name="P5">Kreisel 2. Hengsteysee</text:p>
        </text:list-item>
        <text:list-item>
          <text:p text:style-name="P5">nach HST Einhausstraße rechts</text:p>
        </text:list-item>
        <text:list-item>
          <text:p text:style-name="P5">links → Seestraße</text:p>
        </text:list-item>
        <text:list-item>
          <text:p text:style-name="P5">nach Brücke links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Linie 515 Hengstey → Hohenlimburg</text:p>
      <text:p text:style-name="P2"/>
      <text:list xml:id="list3879207447" text:style-name="L2">
        <text:list-item>
          <text:p text:style-name="P6">links halten auf Seestraße</text:p>
        </text:list-item>
        <text:list-item>
          <text:p text:style-name="P6">links → Brücke → HST Seestraße</text:p>
        </text:list-item>
        <text:list-item>
          <text:p text:style-name="P6">Ende links → Niedernhofstraße</text:p>
        </text:list-item>
        <text:list-item>
          <text:p text:style-name="P6">Kreisel 2. gerade aus → Boele Markt</text:p>
        </text:list-item>
        <text:list-item>
          <text:p text:style-name="P6">Ampel Apotheke rechts → Schwerter Straße →<text:span text:style-name="T2"> HST Boele Markt</text:span></text:p>
        </text:list-item>
        <text:list-item>
          <text:p text:style-name="P7">Kreisel 2. → Lütkenheider Straße</text:p>
        </text:list-item>
        <text:list-item>
          <text:p text:style-name="P7">Ende links → Niedernhofstraße → HST Turmstraße</text:p>
        </text:list-item>
        <text:list-item>
          <text:p text:style-name="P7">Ende rechts → Schwerter Straße</text:p>
        </text:list-item>
        <text:list-item>
          <text:p text:style-name="P7">Ampel IVECO links → Eckesyer Straße</text:p>
        </text:list-item>
        <text:list-item>
          <text:p text:style-name="P7">vor Busspur Car Glass rechts</text:p>
        </text:list-item>
        <text:list-item>
          <text:p text:style-name="P7">Ampel links</text:p>
        </text:list-item>
        <text:list-item>
          <text:p text:style-name="P7">nächste links → Fuhrparkstraße</text:p>
        </text:list-item>
        <text:list-item>
          <text:p text:style-name="P7">nach Brücke rechts → Brinkstraße/HST Alexanderstraße</text:p>
        </text:list-item>
        <text:list-item>
          <text:p text:style-name="P7">Ende rechts → Althagener Straße</text:p>
        </text:list-item>
        <text:list-item>
          <text:p text:style-name="P7">Althagener Brücke (Günlük Taze) rechts → BHF-Hagen</text:p>
        </text:list-item>
        <text:list-item>
          <text:p text:style-name="P7">Sondersignal Schwenke links</text:p>
        </text:list-item>
        <text:list-item>
          <text:p text:style-name="P7">nach HST Volkspark rechts → Körnerstraße/Innenstadt</text:p>
        </text:list-item>
        <text:list-item>
          <text:p text:style-name="P7">Kreisel 2. gerade aus</text:p>
        </text:list-item>
        <text:list-item>
          <text:p text:style-name="P7">Ampel gerade aus</text:p>
        </text:list-item>
        <text:list-item>
          <text:p text:style-name="P7">Ampel Landgericht rechts → Eduard-Müller-Straße</text:p>
        </text:list-item>
        <text:list-item>
          <text:p text:style-name="P7">nach HST Bülowstraße links → Haldener Straße</text:p>
        </text:list-item>
        <text:list-item>
          <text:p text:style-name="P8">links → Faithstraße (Hauptstraße)/Star-Tankstelle</text:p>
        </text:list-item>
        <text:list-item>
          <text:p text:style-name="P9">rechts → Flensburgstraße (HST Tondernstraße)</text:p>
        </text:list-item>
        <text:list-item>
          <text:p text:style-name="P9">Ampel rechts → Faithstraße</text:p>
        </text:list-item>
        <text:list-item>
          <text:p text:style-name="P9">rechts → Knippschildstraße/HST Loxbaum</text:p>
        </text:list-item>
        <text:list-item>
          <text:p text:style-name="P9">Kreisel 1. rechts → Sauerlandstraße</text:p>
        </text:list-item>
        <text:list-item>
          <text:p text:style-name="P9">links → Röhrenspring</text:p>
        </text:list-item>
        <text:list-item>
          <text:p text:style-name="P9">Ende rechts → Werkzeugstraße/HST Röhrenspring</text:p>
        </text:list-item>
        <text:list-item>
          <text:p text:style-name="P9">rechts → Bandstrahlstraße → HST Werkzeugstraße</text:p>
        </text:list-item>
        <text:list-item>
          <text:p text:style-name="P9">rechts → Industriestraße</text:p>
        </text:list-item>
        <text:list-item>
          <text:p text:style-name="P9">Ende links → Sauerlandstraße</text:p>
        </text:list-item>
        <text:list-item>
          <text:p text:style-name="P9">Ende links → HST Sauerlandstraße</text:p>
        </text:list-item>
        <text:list-item>
          <text:p text:style-name="P9">Ende rechts → Dolomitstraße</text:p>
        </text:list-item>
        <text:list-item>
          <text:p text:style-name="P9">nach HST Gut Herbeck rechts → Herbecker Weg</text:p>
        </text:list-item>
        <text:list-item>
          <text:p text:style-name="P10">Ende links → Hohenlimburger Straße</text:p>
        </text:list-item>
        <text:list-item>
          <text:p text:style-name="P10">Ampel Hausemann &amp; Mager gerade aus</text:p>
        </text:list-item>
        <text:list-item>
          <text:p text:style-name="P10">rechts → Grünrockstraße</text:p>
        </text:list-item>
        <text:list-item>
          <text:p text:style-name="P10">Ende links → Hohenlimburg BHF</text:p>
          <text:p text:style-name="P10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7:52:56.617136752</meta:creation-date>
    <dc:date>2020-05-17T21:13:37.320331830</dc:date>
    <meta:editing-duration>P3DT12M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75" meta:word-count="432" meta:character-count="2455" meta:non-whitespace-character-count="2170"/>
  </office:meta>
</office:document-meta>
</file>